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zhaoyao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ug_for_zhaoyao.test_Field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FieldMap.field( String field , Object v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